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.getCounterBytes( long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otp.stepOne( byte [ ] secretKey , long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tp.generate( byte [ ] secret , long counter , int digi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